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1" fo:font-size="24pt" style:font-size-asian="24pt" style:font-size-complex="24pt"/>
    </style:style>
    <style:style style:name="P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1" fo:font-size="18pt" style:font-size-asian="18pt" style:font-size-complex="18pt"/>
    </style:style>
    <style:style style:name="P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 fo:font-size="12pt" style:font-size-asian="12pt" style:font-size-complex="12pt"/>
    </style:style>
    <style:style style:name="P4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/>
    </style:style>
    <style:style style:name="P5" style:family="paragraph" style:parent-style-name="Standard">
      <style:paragraph-properties loext:contextual-spacing="false" fo:margin-left="0cm" fo:margin-right="0cm" fo:margin-top="0cm" fo:margin-bottom="0cm" fo:text-indent="1.27cm" style:auto-text-indent="false"/>
      <style:text-properties style:font-name="Times New Roman1"/>
    </style:style>
    <style:style style:name="P6" style:family="paragraph" style:parent-style-name="Standard">
      <style:paragraph-properties loext:contextual-spacing="false" fo:margin-left="0cm" fo:margin-right="0cm" fo:margin-top="0cm" fo:margin-bottom="0cm" fo:text-indent="1.27cm" style:auto-text-indent="false"/>
      <style:text-properties style:font-name="Times New Roman1" style:font-name-asian="Gungsuh" style:font-name-complex="Gungsuh"/>
    </style:style>
    <style:style style:name="P7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1.27cm" style:auto-text-indent="false"/>
      <style:text-properties style:font-name="Times New Roman1" style:font-name-asian="Gungsuh" style:font-name-complex="Gungsuh"/>
    </style:style>
    <style:style style:name="P8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1.27cm" style:auto-text-indent="false"/>
      <style:text-properties style:font-name="Times New Roman1"/>
    </style:style>
    <style:style style:name="P9" style:family="paragraph" style:parent-style-name="Standard">
      <style:paragraph-properties loext:contextual-spacing="false" fo:margin-left="0cm" fo:margin-right="0cm" fo:margin-top="0cm" fo:margin-bottom="0cm" fo:text-indent="1.27cm" style:auto-text-indent="false"/>
      <style:text-properties style:font-name="Times New Roman1" fo:font-weight="normal" style:font-name-asian="Gungsuh" style:font-weight-asian="normal" style:font-name-complex="Gungsuh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1"/>
    </style:style>
    <style:style style:name="P11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Times New Roman1"/>
    </style:style>
    <style:style style:name="P12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1"/>
    </style:style>
    <style:style style:name="P13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1"/>
    </style:style>
    <style:style style:name="P14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1"/>
    </style:style>
    <style:style style:name="P15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1"/>
    </style:style>
    <style:style style:name="P16" style:family="paragraph" style:parent-style-name="Standard" style:master-page-name="Standard">
      <style:paragraph-properties loext:contextual-spacing="false" fo:margin-top="0cm" fo:margin-bottom="0cm" fo:text-align="center" style:justify-single-word="false" style:page-number="1"/>
      <style:text-properties style:font-name="Times New Roman1" fo:font-size="24pt" style:font-size-asian="24pt" style:font-size-complex="24pt"/>
    </style:style>
    <style:style style:name="P17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 fo:font-size="12pt" style:font-size-asian="12pt" style:font-size-complex="12pt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 fo:font-size="12pt" fo:language="bg" fo:country="BG" style:font-size-asian="12pt" style:font-size-complex="12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 fo:font-weight="bold" style:font-weight-asian="bold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1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Gungsuh" style:font-name-complex="Gungsuh"/>
    </style:style>
    <style:style style:name="T4" style:family="text">
      <style:text-properties fo:language="bg" fo:country="BG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Комуникационен протокол за </text:p>
      <text:p text:style-name="P1">домашна автоматизация</text:p>
      <text:p text:style-name="P2">версия 0.4</text:p>
      <text:p text:style-name="P2"/>
      <text:p text:style-name="P19"><text:span text:style-name="T4">1</text:span>.Цел и функции на <text:span text:style-name="T4">протокола</text:span> за домашна автоматизация</text:p>
      <text:p text:style-name="P3"/>
      <text:p text:style-name="P3"><text:tab/><text:span text:style-name="T4">Едно от основните изисквания към системата за домашна автоматизация е гъвкавостта. Сървърът трябва да е способен да комуникира с множество различни модули. Нужна е възможността към домашната мрежа да се прибавят нови уреди и устройства без това да влияе неблагоприятно върху работата на вече съществуващите такива и без да се налага адаптиране на сървъра към новите модули. Това се постига чрез стандартизирана комуникация между сървъра и модулите. Правилата, според които се извършва това, образуват настоящия протокол. </text:span>В този документ подробно са описани служебните команди, чрез които модулите комуникират със сървъра.</text:p>
      <text:p text:style-name="P3"/>
      <text:p text:style-name="P19"><text:span text:style-name="T4">2</text:span>.Структура на системата</text:p>
      <text:p text:style-name="P3"/>
      <text:p text:style-name="P3"><text:tab/>Информацията на сървъра се съхранява в база данни. На практика сървърът играе ролята на споделена памет за модулите на системата. Всеки модул разполага със собствена таблица, съхраняваща неговите променливи. За да общуват със сървъра модулите изпращат и получават текстови команди в рамките на безжична локална мрежа. <text:span text:style-name="T4">Всички пакети са изпращат по мрежовия протокол </text:span><text:span text:style-name="T5">UDP </text:span><text:span text:style-name="T4">на порт 20200.</text:span></text:p>
      <text:p text:style-name="P3"><text:span text:style-name="T4"><text:tab/>Понеже свързаността на сървъра се осъществява през микроконтролер </text:span><text:span text:style-name="T5">ESP8266</text:span><text:span text:style-name="T4">, свързан през сериен порт, към постъпващите в сървъра команди се добавя </text:span><text:span text:style-name="T5">IP </text:span><text:span text:style-name="T4">адреса, от който са били изпратени. Съответно командите, напускащи сървъра, съдържат </text:span><text:span text:style-name="T5">IP </text:span><text:span text:style-name="T4">адреса, до който ще бъдат изпратени от микроконтролера.</text:span></text:p>
      <text:p text:style-name="P3"><text:span text:style-name="T4"/></text:p>
      <text:p text:style-name="P19"><text:span text:style-name="T4">3</text:span>.Общ вид на командите</text:p>
      <text:p text:style-name="P3"/>
      <text:p text:style-name="P4"><text:span text:style-name="T1"><text:tab/>Всяка команда започва и свършва с "###". Това спомага за идентифицирането на повредени пакети данни. Следват една буква, показваща вида на командата</text:span> и<text:span text:style-name="T1"> ";", играещи ролята на разделител. В последствие се изреждат параметрите на командата. След всеки параметър се поставя ";", включително ако е последният или дори да е празен низ.</text:span></text:p>
      <text:p text:style-name="P3"/>
      <text:p text:style-name="P3"><text:tab/>###X;param1;param2;...paramn;###</text:p>
      <text:p text:style-name="P3"/>
      <text:p text:style-name="P18"><text:tab/>Форматът на командите, преминаващи през серийната връзка между сървъра и микроконтролера е почти същия. Единствената разлика е <text:span text:style-name="T5">IP </text:span>адреса, добавен между началните контролни символи и самата команда.</text:p>
      <text:p text:style-name="P18"/>
      <text:p text:style-name="P18"><text:tab/>###<text:span text:style-name="T5">IP;</text:span>X;param1;param2;...paramn;###</text:p>
      <text:p text:style-name="P4"/>
      <text:p text:style-name="P3"/>
      <text:p text:style-name="P19"><text:span text:style-name="T4">4</text:span>.Свързване на нов модул</text:p>
      <text:p text:style-name="P3"/>
      <text:p text:style-name="P3"><text:tab/>Когато нов модул се включи в системата той изпраща HELLO команда до всички устройства в мрежата, използвайки broadcast адреса (например 192.168.1.255).</text:p>
      <text:p text:style-name="P3"/>
      <text:p text:style-name="P3"><text:tab/>###H;###</text:p>
      <text:p text:style-name="P4"><text:soft-page-break/></text:p>
      <text:p text:style-name="P4"><text:tab/>Сървърът му отговаря <text:s/>с HELLO команда и локалния си IP адрес.</text:p>
      <text:p text:style-name="P4"><text:tab/></text:p>
      <text:p text:style-name="P4"><text:tab/>###H;server_IP;###</text:p>
      <text:p text:style-name="P4"/>
      <text:p text:style-name="P4"><text:tab/>Модулът заявява името си в IDENTIFY команда, изпратена до адреса на сървъра, получен в предишната стъпка.</text:p>
      <text:p text:style-name="P4"/>
      <text:p text:style-name="P4"><text:tab/>####I;module_name;###</text:p>
      <text:p text:style-name="P4"/>
      <text:p text:style-name="P4"><text:tab/>Когато сървърът получи името на новия модул се прави проверка дали вече съществува модул с това име и дали то е валидно. Имената на модулите могат да съдържат само малки и големи латински букви, цифрите от 0 до 9 и “_”. Не могат да започват с цифра. Не се препоръчва служебни думи на C, PHP и SQL да се използват като имена на модули. <text:span text:style-name="T4">Думата "</text:span><text:span text:style-name="T5">modules</text:span><text:span text:style-name="T4">" не е валидно име за модул, понеже в базата данни съществува таблица с това име. Дължината на името на модула трябва да е между 1 и 255 символа. </text:span>Ако избраното име е валидно и свободно, сървърът отговаря с ANSWER команда и съобщение “Valid”. В противен случай се изпраща ERROR команда. Възможните грешки са разгледани в точка <text:span text:style-name="T4">8</text:span>.</text:p>
      <text:p text:style-name="P4"/>
      <text:p text:style-name="P4"><text:tab/>###A;Valid;###</text:p>
      <text:p text:style-name="P4"/>
      <text:p text:style-name="P4"><text:tab/>Примерно свързване на нов модул:</text:p>
      <text:p text:style-name="P4"/>
      <text:p text:style-name="P7">модул → ###H;### → сървър</text:p>
      <text:p text:style-name="P8">модул <text:span text:style-name="T3">← ###H;192.168.1.2;### ← сървър</text:span></text:p>
      <text:p text:style-name="P7">модул → ###I;temp_sensor_A;### → <text:span text:style-name="T2">сървър</text:span></text:p>
      <text:p text:style-name="P9">модул ← ###A;Valid;### ← сървър</text:p>
      <text:p text:style-name="P4"/>
      <text:p text:style-name="P20"><text:span text:style-name="T4">5</text:span>.Дефиниране на променливи</text:p>
      <text:p text:style-name="P4"/>
      <text:p text:style-name="P8">Следващата стъпка е модулът да дефинира променливите, от които се нуждае. Това се извършва с DECLARE командата. Като параметър се подава името на променливата. Имената на променливите подлежат на същите ограничения, като имената на <text:span text:style-name="T4">модулите, с изключение на това, че </text:span><text:span text:style-name="T5">"modules" </text:span><text:span text:style-name="T4">е валидно име на променлива.</text:span> След това се задават правата за тази променлива, отделени от името чрез “@”. Всеки модул има правото да чете и пише в собствените си променливи. Определяните тук права се отнасят за случаите, в които други модули достъпват тази променлива.</text:p>
      <text:p text:style-name="P4"/>
      <text:p text:style-name="P4"><text:tab/>###D;variable_name@permissions;###</text:p>
      <text:p text:style-name="P4"/>
      <text:p text:style-name="P11">Възможните права са:<text:line-break/>R - само четене</text:p>
      <text:p text:style-name="P4">W - само писане</text:p>
      <text:p text:style-name="P4">RW - четене и писане</text:p>
      <text:p text:style-name="P4">N - никакви права</text:p>
      <text:p text:style-name="P4"/>
      <text:p text:style-name="P4"><text:tab/>Може с една DECLARE команда да бъдат дефинирани множество променливи. Това се извършва като се изредят няколкото променливи, редувайки имената и правата им.</text:p>
      <text:p text:style-name="P4"/>
      <text:p text:style-name="P4"><text:tab/>###D;var_name1@perm1;var_name2@perm2;var_name3@...###</text:p>
      <text:p text:style-name="P4"/>
      <text:p text:style-name="P4"><text:tab/>Сървърът отговаря с ANSWER команда и съобщение “Valid” за всяка успешно <text:soft-page-break/>дефинирана променлива. При грешка съобщението за съответната променлива е “Error” и освен това сървърът изпраща ERROR команда с подробно пояснение на грешката.</text:p>
      <text:p text:style-name="P4"/>
      <text:p text:style-name="P4"><text:tab/>В следващия пример ще дефинираме една променлива само за четене и две променливи за четене и писане. Една от променливите е с невалидно име. За повече подробности относно ERROR командата, вижте точка <text:span text:style-name="T4">8</text:span>.</text:p>
      <text:p text:style-name="P4"/>
      <text:p text:style-name="P7">модул → ###D;temp@R;On/Off@RW;RoomID@RW### → сървър</text:p>
      <text:p text:style-name="P6">модул ← ###A;Valid;Error;Valid;### ← сървър</text:p>
      <text:p text:style-name="P6">модул ← ###E;ERROR 11: Invalid variable name;### ← сървър</text:p>
      <text:p text:style-name="P4"/>
      <text:p text:style-name="P4"><text:tab/>В настоящата версия на системата променливите са само от тип текстов низ. Строго препоръчително е да се задават начални стойности на променливите веднага след дефинирането им.</text:p>
      <text:p text:style-name="P4"/>
      <text:p text:style-name="P20"><text:span text:style-name="T4">6</text:span>.Записване на стойност в променлива</text:p>
      <text:p text:style-name="P4"/>
      <text:p text:style-name="P4"><text:tab/>За да пише в променлива модулът изпраща до сървъра WRITE команда, в която заявява в променлива на кой модул желае да пише, коя е променливата и каква стойност да й бъде зададена. Името на модулът и името на променливата се разделят чрез “.”, а името на променливата и стойността чрез “=”.</text:p>
      <text:p text:style-name="P4"/>
      <text:p text:style-name="P4"><text:tab/>###W;module_name.var_name=value;###</text:p>
      <text:p text:style-name="P4"/>
      <text:p text:style-name="P4"><text:tab/>Името на модула може да се пропусне. В този случай се подразбира модулът, изпращащ командата. Припомняме, че в тази версия на системата променливите са само от вид текстов низ. Това не пречи да се съхраняват числени стойности, но работа на модулът е да ги интерпретира по правилния за него начин. Стойностите на променливите не могат да съдържат нулев байт, EOF, нов ред или “;”. Могат да се задават стойности на множество променливи с една команда.<text:line-break/></text:p>
      <text:p text:style-name="P4"><text:tab/>###W;module_name1.var_name1=value1;module_name2.var_name2=value2;module...###</text:p>
      <text:p text:style-name="P4"/>
      <text:p text:style-name="P4"><text:tab/>При успешно записване сървърът отговаря със SUCCESS команда и броя на записаните байтове.</text:p>
      <text:p text:style-name="P4"/>
      <text:p text:style-name="P4"><text:tab/>###S;bytes_written;###<text:line-break/><text:line-break/><text:tab/>Този пример илюстрира записване на стойности в две променливи, една от които принадлежи на гореспоменатия модул:</text:p>
      <text:p text:style-name="P4"/>
      <text:p text:style-name="P7">модул → ###W;temp_sensor_A.RoomID=7;Enabled=true### → сървър</text:p>
      <text:p text:style-name="P6">модул ← ###S;5;### ← сървър</text:p>
      <text:p text:style-name="P4"/>
      <text:p text:style-name="P20"><text:span text:style-name="T4">7</text:span>.Четене на стойност на променлива</text:p>
      <text:p text:style-name="P4"/>
      <text:p text:style-name="P4"><text:tab/>Четенето се извършва с READ команда, в голяма част еквивалентна на WRITE командата. Заявяват се името на модула, чиято променлива ще бъде прочетена, и името на променливата, разделени чрез “.”. Ако се достъпва променлива на изпращащия командата модул, името на модула може да бъде пропуснато.<text:line-break/></text:p>
      <text:p text:style-name="P4"><text:tab/>###R;module_name.var_name;###</text:p>
      <text:p text:style-name="P4"><text:soft-page-break/></text:p>
      <text:p text:style-name="P4"><text:tab/>Могат да се четат повече от една променливи наведнъж.</text:p>
      <text:p text:style-name="P4"/>
      <text:p text:style-name="P4"><text:tab/>###R;module_name1.var_name1;module_name2.var_name2;module_name3...###</text:p>
      <text:p text:style-name="P4"/>
      <text:p text:style-name="P4"><text:tab/>Сървърът отговаря с ANSWER команда и изрежда поисканите данни. Ако някоя променлива не е прочетена успешно се изпраща празен низ на съответното й място в ANSWER командата и освен това се изпраща ERROR команда, описваща възникналия проблем.</text:p>
      <text:p text:style-name="P4"/>
      <text:p text:style-name="P4"><text:tab/>###A;value1;value2;value3…###</text:p>
      <text:p text:style-name="P4"/>
      <text:p text:style-name="P4"><text:tab/>В този последен пример е демонстрирано четенето на три променливи - собствена за четящия модул, несъществуваща и чужда:</text:p>
      <text:p text:style-name="P6">модул → ###R;Enabled;temp_sensor_A.state;temp_sensor_A.RoomID### → сървър</text:p>
      <text:p text:style-name="P6">модул ← ###A;true;;7;### ← сървър</text:p>
      <text:p text:style-name="P6">модул ← ###E;ERROR 6: Nonexistent varriable;### ← сървър</text:p>
      <text:p text:style-name="P5"/>
      <text:p text:style-name="P21"><text:span text:style-name="T4">8</text:span>.Грешки</text:p>
      <text:p text:style-name="P10"/>
      <text:p text:style-name="P10"><text:tab/>При възникването на грешка от каквото и да е естество сървърът изпраща ERROR команда, съдържаща съобщение за грешката.</text:p>
      <text:p text:style-name="P10"/>
      <text:p text:style-name="P10"><text:tab/>###E;<text:span text:style-name="T5">ERROR error_code: </text:span>error_message;###</text:p>
      <text:p text:style-name="P10"/>
      <text:p text:style-name="P10">Възможните грешки са:</text:p>
      <text:p text:style-name="P10">1 Message corrupted or invalid</text:p>
      <text:p text:style-name="P10">2 Invalid syntax</text:p>
      <text:p text:style-name="P10">3 Permission denied</text:p>
      <text:p text:style-name="P10">4 Unknown command</text:p>
      <text:p text:style-name="P10">5 Nonexistent module</text:p>
      <text:p text:style-name="P10">6 Nonexistent varriable</text:p>
      <text:p text:style-name="P10">7 Module already exists</text:p>
      <text:p text:style-name="P10">8 Varriable already exists</text:p>
      <text:p text:style-name="P10">9 Invalid permission declaration</text:p>
      <text:p text:style-name="P10">10 Missing argument</text:p>
      <text:p text:style-name="P10">11 Invalid variable name</text:p>
      <text:p text:style-name="P10">12 Invalid module name</text:p>
      <text:p text:style-name="P10">13 Unknown error</text:p>
      <text:p text:style-name="P10">14 Unrecognized 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Times New Roman1" svg:font-family="'Times New Roman'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7-05-08T23:30:52.09</dc:date>
    <meta:editing-duration>PT16H50M9S</meta:editing-duration>
    <meta:editing-cycles>18</meta:editing-cycles>
    <dc:creator>Владимир Гаристов</dc:creator>
    <meta:document-statistic meta:table-count="0" meta:image-count="0" meta:object-count="0" meta:page-count="4" meta:paragraph-count="81" meta:word-count="1120" meta:character-count="7711"/>
  </office:meta>
</office:document-meta>
</file>